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5-05-29 0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5-04-30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5-03-03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4-12-02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4-11-04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4-10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4-09-03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4-04-02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12-18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11-16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10-17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08-21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05-22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04-18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03-20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3-02-21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2-11-21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2-10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2-07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2-04-0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2-01-11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1-10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1-06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1-04-0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1-01-06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11-03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8-31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8-03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7-07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6-0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5-04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2-27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2-04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20-01-08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12-02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10-29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10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9-09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8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5-29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5-06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4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3-0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2-04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9-01-08 0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12-03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11-06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10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8-29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8-06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7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6-04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5-08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4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3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2-06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8-01-09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11-30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11-08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10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8-30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8-02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6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6-05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4-26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4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3-01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2-01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7-01-05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12-05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11-02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10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9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8-03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7-0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6-01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5-03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4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3-03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2-02 0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6-01-07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12-02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11-04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10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9-02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8-03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7-0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6-01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5-04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3-3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3-05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2-03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5-01-13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12-01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10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10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7-30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6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6-04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5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4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3-11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2-05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4-01-13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12-05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11-05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10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9-09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8-13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7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6-05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5-08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4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3-06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2-06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4</text:p>
          </table:table-cell>
          <table:table-cell office:value-type="string" calcext:value-type="string">
            <text:p>SJ0032</text:p>
          </table:table-cell>
          <table:table-cell office:value-type="string" calcext:value-type="string">
            <text:p>2013-01-09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